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2530000026FBD66DAD3C70F40CF.png" manifest:media-type="image/png"/>
  <manifest:file-entry manifest:full-path="Pictures/100035C400003D7600004056DE3994E6FDCAC317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ZurichBTExtraCondensed1" svg:font-family="ZurichBTExtraCondensed"/>
    <style:font-face style:name="DejaVu Sans1" svg:font-family="'DejaVu Sans'" style:font-pitch="variable"/>
    <style:font-face style:name="Zurich" svg:font-family="Zurich" style:font-pitch="variable"/>
    <style:font-face style:name="ZurichBTExtraCondensed" svg:font-family="ZurichBTExtraCondensed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Cyberbit" svg:font-family="'Bitstream Cyberbit'" style:font-family-generic="system" style:font-pitch="variable"/>
    <style:font-face style:name="DejaVu Sans2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25cm" fo:min-width="1.5cm"/>
      <style:paragraph-properties style:writing-mode="lr-tb"/>
    </style:style>
    <style:style style:name="gr3" style:family="graphic" style:parent-style-name="Objekt_20_ohne_20_Füllung_20_und_20_Linie">
      <style:graphic-properties draw:fill="none" draw:fill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none" svg:stroke-color="#000000" draw:fill="none" draw:fill-color="#ff0000" draw:textarea-horizontal-align="left" draw:auto-grow-height="true" draw:auto-grow-width="true" fo:min-height="0.25cm" fo:min-width="1.5cm"/>
      <style:paragraph-properties style:writing-mode="lr-tb"/>
    </style:style>
    <style:style style:name="gr6" style:family="graphic" style:parent-style-name="Objekt_20_ohne_20_Füllung_20_und_20_Linie">
      <style:graphic-properties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00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DejaVu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Cyberbit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text-properties fo:color="#00a933" style:font-name="Zurich" fo:font-size="12pt" style:font-size-asian="12pt" style:font-size-complex="12pt"/>
    </style:style>
    <style:style style:name="P3" style:family="paragraph">
      <loext:graphic-properties draw:fill="none" draw:fill-color="#000000"/>
      <style:paragraph-properties style:writing-mode="lr-tb"/>
      <style:text-properties fo:color="#00a933" style:font-name="Zurich" fo:font-size="12pt" style:font-size-asian="12pt" style:font-size-complex="12pt"/>
    </style:style>
    <style:style style:name="P4" style:family="paragraph">
      <loext:graphic-properties draw:fill="none" draw:fill-color="#000000"/>
      <style:paragraph-properties fo:text-align="center"/>
    </style:style>
    <style:style style:name="P5" style:family="paragraph">
      <loext:graphic-properties draw:fill="none" draw:fill-color="#ff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DejaVu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Cyberbit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text-properties style:font-name="Zurich" fo:font-size="12pt" style:font-size-asian="12pt" style:font-size-complex="12pt"/>
    </style:style>
    <style:style style:name="P7" style:family="paragraph">
      <loext:graphic-properties draw:fill="none" draw:fill-color="#ff0000"/>
      <style:paragraph-properties style:writing-mode="lr-tb"/>
      <style:text-properties style:font-name="Zurich"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00a933" style:font-name="Zurich" fo:font-size="12pt" style:font-size-asian="12pt" style:font-size-complex="12pt"/>
    </style:style>
    <style:style style:name="T2" style:family="text">
      <style:text-properties fo:color="#00a933" style:text-position="33% 58%" style:font-name="Zurich" fo:font-size="12pt" style:font-size-asian="12pt" style:font-size-complex="12pt"/>
    </style:style>
    <style:style style:name="T3" style:family="text">
      <style:text-properties style:font-name="Zurich" fo:font-size="12pt" style:font-size-asian="12pt" style:font-size-complex="12pt"/>
    </style:style>
    <style:style style:name="T4" style:family="text">
      <style:text-properties style:text-position="33% 58%" style:font-name="Zurich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3.6cm" svg:height="3.6cm" svg:x="15.303cm" svg:y="1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2.153cm" svg:height="0.742cm" svg:x="16.103cm" svg:y="3.703cm">
            <draw:text-box>
              <text:p text:style-name="P2"><text:span text:style-name="T1">gentoo linux</text:span><text:span text:style-name="T2">TM</text:span></text:p>
            </draw:text-box>
          </draw:frame>
          <draw:frame draw:style-name="gr3" draw:text-style-name="P4" draw:layer="layout" svg:width="1.8cm" svg:height="1.88cm" svg:x="16.3cm" svg:y="2.05cm">
            <draw:image xlink:href="Pictures/100035C400003D7600004056DE3994E6FDCAC317.svg" xlink:type="simple" xlink:show="embed" xlink:actuate="onLoad" loext:mime-type="image/svg+xml">
              <text:p/>
            </draw:image>
            <draw:image xlink:href="Pictures/10000201000002530000026FBD66DAD3C70F40CF.png" xlink:type="simple" xlink:show="embed" xlink:actuate="onLoad" loext:mime-type="image/png"/>
          </draw:frame>
        </draw:g>
        <draw:g>
          <draw:custom-shape draw:style-name="gr4" draw:text-style-name="P5" draw:layer="layout" svg:width="3.6cm" svg:height="3.6cm" svg:x="1.502cm" svg:y="1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7" draw:layer="layout" svg:width="2.153cm" svg:height="0.742cm" svg:x="2.302cm" svg:y="3.702cm">
            <draw:text-box>
              <text:p text:style-name="P6"><text:span text:style-name="T3">gentoo linux</text:span><text:span text:style-name="T4">TM</text:span></text:p>
            </draw:text-box>
          </draw:frame>
          <draw:frame draw:style-name="gr6" draw:text-style-name="P8" draw:layer="layout" svg:width="1.8cm" svg:height="1.88cm" svg:x="2.5cm" svg:y="2.05cm">
            <draw:image xlink:href="Pictures/100035C400003D7600004056DE3994E6FDCAC317.svg" xlink:type="simple" xlink:show="embed" xlink:actuate="onLoad" loext:mime-type="image/svg+xml">
              <text:p/>
            </draw:image>
            <draw:image xlink:href="Pictures/10000201000002530000026FBD66DAD3C70F40CF.png" xlink:type="simple" xlink:show="embed" xlink:actuate="onLoad" loext:mime-type="image/png"/>
          </draw:frame>
        </draw:g>
        <draw:g>
          <draw:custom-shape draw:style-name="gr7" draw:text-style-name="P1" draw:layer="layout" svg:width="3.6cm" svg:height="3.6cm" svg:x="15.304cm" svg:y="6.1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2.153cm" svg:height="0.742cm" svg:x="16.104cm" svg:y="8.304cm">
            <draw:text-box>
              <text:p text:style-name="P2"><text:span text:style-name="T1">gentoo linux</text:span><text:span text:style-name="T2">TM</text:span></text:p>
            </draw:text-box>
          </draw:frame>
          <draw:frame draw:style-name="gr3" draw:text-style-name="P4" draw:layer="layout" svg:width="1.8cm" svg:height="1.88cm" svg:x="16.301cm" svg:y="6.651cm">
            <draw:image xlink:href="Pictures/100035C400003D7600004056DE3994E6FDCAC317.svg" xlink:type="simple" xlink:show="embed" xlink:actuate="onLoad" loext:mime-type="image/svg+xml">
              <text:p/>
            </draw:image>
            <draw:image xlink:href="Pictures/10000201000002530000026FBD66DAD3C70F40CF.png" xlink:type="simple" xlink:show="embed" xlink:actuate="onLoad" loext:mime-type="image/png"/>
          </draw:frame>
        </draw:g>
        <draw:g>
          <draw:custom-shape draw:style-name="gr8" draw:text-style-name="P5" draw:layer="layout" svg:width="3.6cm" svg:height="3.6cm" svg:x="1.503cm" svg:y="6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7" draw:layer="layout" svg:width="2.153cm" svg:height="0.742cm" svg:x="2.303cm" svg:y="8.303cm">
            <draw:text-box>
              <text:p text:style-name="P6"><text:span text:style-name="T3">gentoo linux</text:span><text:span text:style-name="T4">TM</text:span></text:p>
            </draw:text-box>
          </draw:frame>
          <draw:frame draw:style-name="gr6" draw:text-style-name="P8" draw:layer="layout" svg:width="1.8cm" svg:height="1.88cm" svg:x="2.501cm" svg:y="6.651cm">
            <draw:image xlink:href="Pictures/100035C400003D7600004056DE3994E6FDCAC317.svg" xlink:type="simple" xlink:show="embed" xlink:actuate="onLoad" loext:mime-type="image/svg+xml">
              <text:p/>
            </draw:image>
            <draw:image xlink:href="Pictures/10000201000002530000026FBD66DAD3C70F40CF.png" xlink:type="simple" xlink:show="embed" xlink:actuate="onLoad" loext:mime-type="image/png"/>
          </draw:frame>
        </draw:g>
        <draw:g>
          <draw:custom-shape draw:style-name="gr9" draw:text-style-name="P1" draw:layer="layout" svg:width="3.6cm" svg:height="3.6cm" svg:x="15.305cm" svg:y="10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2.153cm" svg:height="0.742cm" svg:x="16.105cm" svg:y="12.905cm">
            <draw:text-box>
              <text:p text:style-name="P2"><text:span text:style-name="T1">gentoo linux</text:span><text:span text:style-name="T2">TM</text:span></text:p>
            </draw:text-box>
          </draw:frame>
          <draw:frame draw:style-name="gr3" draw:text-style-name="P4" draw:layer="layout" svg:width="1.8cm" svg:height="1.88cm" svg:x="16.302cm" svg:y="11.252cm">
            <draw:image xlink:href="Pictures/100035C400003D7600004056DE3994E6FDCAC317.svg" xlink:type="simple" xlink:show="embed" xlink:actuate="onLoad" loext:mime-type="image/svg+xml">
              <text:p/>
            </draw:image>
            <draw:image xlink:href="Pictures/10000201000002530000026FBD66DAD3C70F40CF.png" xlink:type="simple" xlink:show="embed" xlink:actuate="onLoad" loext:mime-type="image/png"/>
          </draw:frame>
        </draw:g>
        <draw:g>
          <draw:custom-shape draw:style-name="gr10" draw:text-style-name="P5" draw:layer="layout" svg:width="3.6cm" svg:height="3.6cm" svg:x="1.504cm" svg:y="10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7" draw:layer="layout" svg:width="2.153cm" svg:height="0.742cm" svg:x="2.304cm" svg:y="12.904cm">
            <draw:text-box>
              <text:p text:style-name="P6"><text:span text:style-name="T3">gentoo linux</text:span><text:span text:style-name="T4">TM</text:span></text:p>
            </draw:text-box>
          </draw:frame>
          <draw:frame draw:style-name="gr6" draw:text-style-name="P8" draw:layer="layout" svg:width="1.8cm" svg:height="1.88cm" svg:x="2.502cm" svg:y="11.252cm">
            <draw:image xlink:href="Pictures/100035C400003D7600004056DE3994E6FDCAC317.svg" xlink:type="simple" xlink:show="embed" xlink:actuate="onLoad" loext:mime-type="image/svg+xml">
              <text:p/>
            </draw:image>
            <draw:image xlink:href="Pictures/10000201000002530000026FBD66DAD3C70F40CF.png" xlink:type="simple" xlink:show="embed" xlink:actuate="onLoad" loext:mime-type="image/png"/>
          </draw:frame>
        </draw:g>
        <draw:g>
          <draw:custom-shape draw:style-name="gr11" draw:text-style-name="P1" draw:layer="layout" svg:width="3.6cm" svg:height="3.6cm" svg:x="15.301cm" svg:y="15.3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2.153cm" svg:height="0.742cm" svg:x="16.101cm" svg:y="17.506cm">
            <draw:text-box>
              <text:p text:style-name="P2"><text:span text:style-name="T1">gentoo linux</text:span><text:span text:style-name="T2">TM</text:span></text:p>
            </draw:text-box>
          </draw:frame>
          <draw:frame draw:style-name="gr3" draw:text-style-name="P4" draw:layer="layout" svg:width="1.8cm" svg:height="1.88cm" svg:x="16.298cm" svg:y="15.853cm">
            <draw:image xlink:href="Pictures/100035C400003D7600004056DE3994E6FDCAC317.svg" xlink:type="simple" xlink:show="embed" xlink:actuate="onLoad" loext:mime-type="image/svg+xml">
              <text:p/>
            </draw:image>
            <draw:image xlink:href="Pictures/10000201000002530000026FBD66DAD3C70F40CF.png" xlink:type="simple" xlink:show="embed" xlink:actuate="onLoad" loext:mime-type="image/png"/>
          </draw:frame>
        </draw:g>
        <draw:g>
          <draw:custom-shape draw:style-name="gr12" draw:text-style-name="P5" draw:layer="layout" svg:width="3.6cm" svg:height="3.6cm" svg:x="1.5cm" svg:y="15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7" draw:layer="layout" svg:width="2.153cm" svg:height="0.742cm" svg:x="2.3cm" svg:y="17.505cm">
            <draw:text-box>
              <text:p text:style-name="P6"><text:span text:style-name="T3">gentoo linux</text:span><text:span text:style-name="T4">TM</text:span></text:p>
            </draw:text-box>
          </draw:frame>
          <draw:frame draw:style-name="gr6" draw:text-style-name="P8" draw:layer="layout" svg:width="1.8cm" svg:height="1.88cm" svg:x="2.498cm" svg:y="15.853cm">
            <draw:image xlink:href="Pictures/100035C400003D7600004056DE3994E6FDCAC317.svg" xlink:type="simple" xlink:show="embed" xlink:actuate="onLoad" loext:mime-type="image/svg+xml">
              <text:p/>
            </draw:image>
            <draw:image xlink:href="Pictures/10000201000002530000026FBD66DAD3C70F40CF.png" xlink:type="simple" xlink:show="embed" xlink:actuate="onLoad" loext:mime-type="image/png"/>
          </draw:frame>
        </draw:g>
        <draw:g>
          <draw:custom-shape draw:style-name="gr13" draw:text-style-name="P1" draw:layer="layout" svg:width="3.6cm" svg:height="3.6cm" svg:x="15.302cm" svg:y="19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2.153cm" svg:height="0.742cm" svg:x="16.102cm" svg:y="22.102cm">
            <draw:text-box>
              <text:p text:style-name="P2"><text:span text:style-name="T1">gentoo linux</text:span><text:span text:style-name="T2">TM</text:span></text:p>
            </draw:text-box>
          </draw:frame>
          <draw:frame draw:style-name="gr3" draw:text-style-name="P4" draw:layer="layout" svg:width="1.8cm" svg:height="1.88cm" svg:x="16.299cm" svg:y="20.449cm">
            <draw:image xlink:href="Pictures/100035C400003D7600004056DE3994E6FDCAC317.svg" xlink:type="simple" xlink:show="embed" xlink:actuate="onLoad" loext:mime-type="image/svg+xml">
              <text:p/>
            </draw:image>
            <draw:image xlink:href="Pictures/10000201000002530000026FBD66DAD3C70F40CF.png" xlink:type="simple" xlink:show="embed" xlink:actuate="onLoad" loext:mime-type="image/png"/>
          </draw:frame>
        </draw:g>
        <draw:g>
          <draw:custom-shape draw:style-name="gr14" draw:text-style-name="P5" draw:layer="layout" svg:width="3.6cm" svg:height="3.6cm" svg:x="1.501cm" svg:y="19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7" draw:layer="layout" svg:width="2.153cm" svg:height="0.742cm" svg:x="2.301cm" svg:y="22.101cm">
            <draw:text-box>
              <text:p text:style-name="P6"><text:span text:style-name="T3">gentoo linux</text:span><text:span text:style-name="T4">TM</text:span></text:p>
            </draw:text-box>
          </draw:frame>
          <draw:frame draw:style-name="gr6" draw:text-style-name="P8" draw:layer="layout" svg:width="1.8cm" svg:height="1.88cm" svg:x="2.499cm" svg:y="20.449cm">
            <draw:image xlink:href="Pictures/100035C400003D7600004056DE3994E6FDCAC317.svg" xlink:type="simple" xlink:show="embed" xlink:actuate="onLoad" loext:mime-type="image/svg+xml">
              <text:p/>
            </draw:image>
            <draw:image xlink:href="Pictures/10000201000002530000026FBD66DAD3C70F40CF.png" xlink:type="simple" xlink:show="embed" xlink:actuate="onLoad" loext:mime-type="image/png"/>
          </draw:frame>
        </draw:g>
        <draw:g>
          <draw:custom-shape draw:style-name="gr15" draw:text-style-name="P1" draw:layer="layout" svg:width="3.6cm" svg:height="3.6cm" svg:x="15.304cm" svg:y="24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2.153cm" svg:height="0.742cm" svg:x="16.104cm" svg:y="26.702cm">
            <draw:text-box>
              <text:p text:style-name="P2"><text:span text:style-name="T1">gentoo linux</text:span><text:span text:style-name="T2">TM</text:span></text:p>
            </draw:text-box>
          </draw:frame>
          <draw:frame draw:style-name="gr3" draw:text-style-name="P4" draw:layer="layout" svg:width="1.8cm" svg:height="1.88cm" svg:x="16.301cm" svg:y="25.049cm">
            <draw:image xlink:href="Pictures/100035C400003D7600004056DE3994E6FDCAC317.svg" xlink:type="simple" xlink:show="embed" xlink:actuate="onLoad" loext:mime-type="image/svg+xml">
              <text:p/>
            </draw:image>
            <draw:image xlink:href="Pictures/10000201000002530000026FBD66DAD3C70F40CF.png" xlink:type="simple" xlink:show="embed" xlink:actuate="onLoad" loext:mime-type="image/png"/>
          </draw:frame>
        </draw:g>
        <draw:g>
          <draw:custom-shape draw:style-name="gr16" draw:text-style-name="P5" draw:layer="layout" svg:width="3.6cm" svg:height="3.6cm" svg:x="1.503cm" svg:y="24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7" draw:layer="layout" svg:width="2.153cm" svg:height="0.742cm" svg:x="2.303cm" svg:y="26.701cm">
            <draw:text-box>
              <text:p text:style-name="P6"><text:span text:style-name="T3">gentoo linux</text:span><text:span text:style-name="T4">TM</text:span></text:p>
            </draw:text-box>
          </draw:frame>
          <draw:frame draw:style-name="gr6" draw:text-style-name="P8" draw:layer="layout" svg:width="1.8cm" svg:height="1.88cm" svg:x="2.501cm" svg:y="25.049cm">
            <draw:image xlink:href="Pictures/100035C400003D7600004056DE3994E6FDCAC317.svg" xlink:type="simple" xlink:show="embed" xlink:actuate="onLoad" loext:mime-type="image/svg+xml">
              <text:p/>
            </draw:image>
            <draw:image xlink:href="Pictures/10000201000002530000026FBD66DAD3C70F40CF.png" xlink:type="simple" xlink:show="embed" xlink:actuate="onLoad" loext:mime-type="image/png"/>
          </draw:frame>
        </draw:g>
        <draw:g>
          <draw:custom-shape draw:style-name="gr17" draw:text-style-name="P5" draw:layer="layout" svg:width="3.6cm" svg:height="3.6cm" svg:x="6.103cm" svg:y="1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7" draw:layer="layout" svg:width="2.153cm" svg:height="0.742cm" svg:x="6.903cm" svg:y="3.703cm">
            <draw:text-box>
              <text:p text:style-name="P6"><text:span text:style-name="T3">gentoo linux</text:span><text:span text:style-name="T4">TM</text:span></text:p>
            </draw:text-box>
          </draw:frame>
          <draw:frame draw:style-name="gr6" draw:text-style-name="P8" draw:layer="layout" svg:width="1.8cm" svg:height="1.88cm" svg:x="7.101cm" svg:y="2.051cm">
            <draw:image xlink:href="Pictures/100035C400003D7600004056DE3994E6FDCAC317.svg" xlink:type="simple" xlink:show="embed" xlink:actuate="onLoad" loext:mime-type="image/svg+xml">
              <text:p/>
            </draw:image>
            <draw:image xlink:href="Pictures/10000201000002530000026FBD66DAD3C70F40CF.png" xlink:type="simple" xlink:show="embed" xlink:actuate="onLoad" loext:mime-type="image/png"/>
          </draw:frame>
        </draw:g>
        <draw:g>
          <draw:custom-shape draw:style-name="gr18" draw:text-style-name="P5" draw:layer="layout" svg:width="3.6cm" svg:height="3.6cm" svg:x="6.104cm" svg:y="6.1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7" draw:layer="layout" svg:width="2.153cm" svg:height="0.742cm" svg:x="6.904cm" svg:y="8.304cm">
            <draw:text-box>
              <text:p text:style-name="P6"><text:span text:style-name="T3">gentoo linux</text:span><text:span text:style-name="T4">TM</text:span></text:p>
            </draw:text-box>
          </draw:frame>
          <draw:frame draw:style-name="gr6" draw:text-style-name="P8" draw:layer="layout" svg:width="1.8cm" svg:height="1.88cm" svg:x="7.102cm" svg:y="6.652cm">
            <draw:image xlink:href="Pictures/100035C400003D7600004056DE3994E6FDCAC317.svg" xlink:type="simple" xlink:show="embed" xlink:actuate="onLoad" loext:mime-type="image/svg+xml">
              <text:p/>
            </draw:image>
            <draw:image xlink:href="Pictures/10000201000002530000026FBD66DAD3C70F40CF.png" xlink:type="simple" xlink:show="embed" xlink:actuate="onLoad" loext:mime-type="image/png"/>
          </draw:frame>
        </draw:g>
        <draw:g>
          <draw:custom-shape draw:style-name="gr19" draw:text-style-name="P5" draw:layer="layout" svg:width="3.6cm" svg:height="3.6cm" svg:x="6.105cm" svg:y="10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7" draw:layer="layout" svg:width="2.153cm" svg:height="0.742cm" svg:x="6.905cm" svg:y="12.905cm">
            <draw:text-box>
              <text:p text:style-name="P6"><text:span text:style-name="T3">gentoo linux</text:span><text:span text:style-name="T4">TM</text:span></text:p>
            </draw:text-box>
          </draw:frame>
          <draw:frame draw:style-name="gr6" draw:text-style-name="P8" draw:layer="layout" svg:width="1.8cm" svg:height="1.88cm" svg:x="7.103cm" svg:y="11.253cm">
            <draw:image xlink:href="Pictures/100035C400003D7600004056DE3994E6FDCAC317.svg" xlink:type="simple" xlink:show="embed" xlink:actuate="onLoad" loext:mime-type="image/svg+xml">
              <text:p/>
            </draw:image>
            <draw:image xlink:href="Pictures/10000201000002530000026FBD66DAD3C70F40CF.png" xlink:type="simple" xlink:show="embed" xlink:actuate="onLoad" loext:mime-type="image/png"/>
          </draw:frame>
        </draw:g>
        <draw:g>
          <draw:custom-shape draw:style-name="gr20" draw:text-style-name="P5" draw:layer="layout" svg:width="3.6cm" svg:height="3.6cm" svg:x="6.101cm" svg:y="15.3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7" draw:layer="layout" svg:width="2.153cm" svg:height="0.742cm" svg:x="6.901cm" svg:y="17.506cm">
            <draw:text-box>
              <text:p text:style-name="P6"><text:span text:style-name="T3">gentoo linux</text:span><text:span text:style-name="T4">TM</text:span></text:p>
            </draw:text-box>
          </draw:frame>
          <draw:frame draw:style-name="gr6" draw:text-style-name="P8" draw:layer="layout" svg:width="1.8cm" svg:height="1.88cm" svg:x="7.099cm" svg:y="15.854cm">
            <draw:image xlink:href="Pictures/100035C400003D7600004056DE3994E6FDCAC317.svg" xlink:type="simple" xlink:show="embed" xlink:actuate="onLoad" loext:mime-type="image/svg+xml">
              <text:p/>
            </draw:image>
            <draw:image xlink:href="Pictures/10000201000002530000026FBD66DAD3C70F40CF.png" xlink:type="simple" xlink:show="embed" xlink:actuate="onLoad" loext:mime-type="image/png"/>
          </draw:frame>
        </draw:g>
        <draw:g>
          <draw:custom-shape draw:style-name="gr21" draw:text-style-name="P5" draw:layer="layout" svg:width="3.6cm" svg:height="3.6cm" svg:x="6.102cm" svg:y="19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7" draw:layer="layout" svg:width="2.153cm" svg:height="0.742cm" svg:x="6.902cm" svg:y="22.102cm">
            <draw:text-box>
              <text:p text:style-name="P6"><text:span text:style-name="T3">gentoo linux</text:span><text:span text:style-name="T4">TM</text:span></text:p>
            </draw:text-box>
          </draw:frame>
          <draw:frame draw:style-name="gr6" draw:text-style-name="P8" draw:layer="layout" svg:width="1.8cm" svg:height="1.88cm" svg:x="7.1cm" svg:y="20.45cm">
            <draw:image xlink:href="Pictures/100035C400003D7600004056DE3994E6FDCAC317.svg" xlink:type="simple" xlink:show="embed" xlink:actuate="onLoad" loext:mime-type="image/svg+xml">
              <text:p/>
            </draw:image>
            <draw:image xlink:href="Pictures/10000201000002530000026FBD66DAD3C70F40CF.png" xlink:type="simple" xlink:show="embed" xlink:actuate="onLoad" loext:mime-type="image/png"/>
          </draw:frame>
        </draw:g>
        <draw:g>
          <draw:custom-shape draw:style-name="gr22" draw:text-style-name="P5" draw:layer="layout" svg:width="3.6cm" svg:height="3.6cm" svg:x="6.104cm" svg:y="24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7" draw:layer="layout" svg:width="2.153cm" svg:height="0.742cm" svg:x="6.904cm" svg:y="26.702cm">
            <draw:text-box>
              <text:p text:style-name="P6"><text:span text:style-name="T3">gentoo linux</text:span><text:span text:style-name="T4">TM</text:span></text:p>
            </draw:text-box>
          </draw:frame>
          <draw:frame draw:style-name="gr6" draw:text-style-name="P8" draw:layer="layout" svg:width="1.8cm" svg:height="1.88cm" svg:x="7.102cm" svg:y="25.05cm">
            <draw:image xlink:href="Pictures/100035C400003D7600004056DE3994E6FDCAC317.svg" xlink:type="simple" xlink:show="embed" xlink:actuate="onLoad" loext:mime-type="image/svg+xml">
              <text:p/>
            </draw:image>
            <draw:image xlink:href="Pictures/10000201000002530000026FBD66DAD3C70F40CF.png" xlink:type="simple" xlink:show="embed" xlink:actuate="onLoad" loext:mime-type="image/png"/>
          </draw:frame>
        </draw:g>
        <draw:g>
          <draw:custom-shape draw:style-name="gr23" draw:text-style-name="P1" draw:layer="layout" svg:width="3.6cm" svg:height="3.6cm" svg:x="10.704cm" svg:y="1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2.153cm" svg:height="0.742cm" svg:x="11.504cm" svg:y="3.704cm">
            <draw:text-box>
              <text:p text:style-name="P2"><text:span text:style-name="T1">gentoo linux</text:span><text:span text:style-name="T2">TM</text:span></text:p>
            </draw:text-box>
          </draw:frame>
          <draw:frame draw:style-name="gr3" draw:text-style-name="P4" draw:layer="layout" svg:width="1.8cm" svg:height="1.88cm" svg:x="11.701cm" svg:y="2.051cm">
            <draw:image xlink:href="Pictures/100035C400003D7600004056DE3994E6FDCAC317.svg" xlink:type="simple" xlink:show="embed" xlink:actuate="onLoad" loext:mime-type="image/svg+xml">
              <text:p/>
            </draw:image>
            <draw:image xlink:href="Pictures/10000201000002530000026FBD66DAD3C70F40CF.png" xlink:type="simple" xlink:show="embed" xlink:actuate="onLoad" loext:mime-type="image/png"/>
          </draw:frame>
        </draw:g>
        <draw:g>
          <draw:custom-shape draw:style-name="gr24" draw:text-style-name="P1" draw:layer="layout" svg:width="3.6cm" svg:height="3.6cm" svg:x="10.705cm" svg:y="6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2.153cm" svg:height="0.742cm" svg:x="11.505cm" svg:y="8.305cm">
            <draw:text-box>
              <text:p text:style-name="P2"><text:span text:style-name="T1">gentoo linux</text:span><text:span text:style-name="T2">TM</text:span></text:p>
            </draw:text-box>
          </draw:frame>
          <draw:frame draw:style-name="gr3" draw:text-style-name="P4" draw:layer="layout" svg:width="1.8cm" svg:height="1.88cm" svg:x="11.702cm" svg:y="6.652cm">
            <draw:image xlink:href="Pictures/100035C400003D7600004056DE3994E6FDCAC317.svg" xlink:type="simple" xlink:show="embed" xlink:actuate="onLoad" loext:mime-type="image/svg+xml">
              <text:p/>
            </draw:image>
            <draw:image xlink:href="Pictures/10000201000002530000026FBD66DAD3C70F40CF.png" xlink:type="simple" xlink:show="embed" xlink:actuate="onLoad" loext:mime-type="image/png"/>
          </draw:frame>
        </draw:g>
        <draw:g>
          <draw:custom-shape draw:style-name="gr25" draw:text-style-name="P1" draw:layer="layout" svg:width="3.6cm" svg:height="3.6cm" svg:x="10.706cm" svg:y="10.7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2.153cm" svg:height="0.742cm" svg:x="11.506cm" svg:y="12.906cm">
            <draw:text-box>
              <text:p text:style-name="P2"><text:span text:style-name="T1">gentoo linux</text:span><text:span text:style-name="T2">TM</text:span></text:p>
            </draw:text-box>
          </draw:frame>
          <draw:frame draw:style-name="gr3" draw:text-style-name="P4" draw:layer="layout" svg:width="1.8cm" svg:height="1.88cm" svg:x="11.703cm" svg:y="11.253cm">
            <draw:image xlink:href="Pictures/100035C400003D7600004056DE3994E6FDCAC317.svg" xlink:type="simple" xlink:show="embed" xlink:actuate="onLoad" loext:mime-type="image/svg+xml">
              <text:p/>
            </draw:image>
            <draw:image xlink:href="Pictures/10000201000002530000026FBD66DAD3C70F40CF.png" xlink:type="simple" xlink:show="embed" xlink:actuate="onLoad" loext:mime-type="image/png"/>
          </draw:frame>
        </draw:g>
        <draw:g>
          <draw:custom-shape draw:style-name="gr26" draw:text-style-name="P1" draw:layer="layout" svg:width="3.6cm" svg:height="3.6cm" svg:x="10.702cm" svg:y="15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2.153cm" svg:height="0.742cm" svg:x="11.502cm" svg:y="17.507cm">
            <draw:text-box>
              <text:p text:style-name="P2"><text:span text:style-name="T1">gentoo linux</text:span><text:span text:style-name="T2">TM</text:span></text:p>
            </draw:text-box>
          </draw:frame>
          <draw:frame draw:style-name="gr3" draw:text-style-name="P4" draw:layer="layout" svg:width="1.8cm" svg:height="1.88cm" svg:x="11.699cm" svg:y="15.854cm">
            <draw:image xlink:href="Pictures/100035C400003D7600004056DE3994E6FDCAC317.svg" xlink:type="simple" xlink:show="embed" xlink:actuate="onLoad" loext:mime-type="image/svg+xml">
              <text:p/>
            </draw:image>
            <draw:image xlink:href="Pictures/10000201000002530000026FBD66DAD3C70F40CF.png" xlink:type="simple" xlink:show="embed" xlink:actuate="onLoad" loext:mime-type="image/png"/>
          </draw:frame>
        </draw:g>
        <draw:g>
          <draw:custom-shape draw:style-name="gr27" draw:text-style-name="P1" draw:layer="layout" svg:width="3.6cm" svg:height="3.6cm" svg:x="10.703cm" svg:y="19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2.153cm" svg:height="0.742cm" svg:x="11.503cm" svg:y="22.103cm">
            <draw:text-box>
              <text:p text:style-name="P2"><text:span text:style-name="T1">gentoo linux</text:span><text:span text:style-name="T2">TM</text:span></text:p>
            </draw:text-box>
          </draw:frame>
          <draw:frame draw:style-name="gr3" draw:text-style-name="P4" draw:layer="layout" svg:width="1.8cm" svg:height="1.88cm" svg:x="11.7cm" svg:y="20.45cm">
            <draw:image xlink:href="Pictures/100035C400003D7600004056DE3994E6FDCAC317.svg" xlink:type="simple" xlink:show="embed" xlink:actuate="onLoad" loext:mime-type="image/svg+xml">
              <text:p/>
            </draw:image>
            <draw:image xlink:href="Pictures/10000201000002530000026FBD66DAD3C70F40CF.png" xlink:type="simple" xlink:show="embed" xlink:actuate="onLoad" loext:mime-type="image/png"/>
          </draw:frame>
        </draw:g>
        <draw:g>
          <draw:custom-shape draw:style-name="gr28" draw:text-style-name="P1" draw:layer="layout" svg:width="3.6cm" svg:height="3.6cm" svg:x="10.705cm" svg:y="24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2.153cm" svg:height="0.742cm" svg:x="11.505cm" svg:y="26.703cm">
            <draw:text-box>
              <text:p text:style-name="P2"><text:span text:style-name="T1">gentoo linux</text:span><text:span text:style-name="T2">TM</text:span></text:p>
            </draw:text-box>
          </draw:frame>
          <draw:frame draw:style-name="gr3" draw:text-style-name="P4" draw:layer="layout" svg:width="1.8cm" svg:height="1.88cm" svg:x="11.702cm" svg:y="25.05cm">
            <draw:image xlink:href="Pictures/100035C400003D7600004056DE3994E6FDCAC317.svg" xlink:type="simple" xlink:show="embed" xlink:actuate="onLoad" loext:mime-type="image/svg+xml">
              <text:p/>
            </draw:image>
            <draw:image xlink:href="Pictures/10000201000002530000026FBD66DAD3C70F40CF.png" xlink:type="simple" xlink:show="embed" xlink:actuate="onLoad" loext:mime-type="image/png"/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ZurichBTExtraCondensed1" svg:font-family="ZurichBTExtraCondensed"/>
    <style:font-face style:name="DejaVu Sans1" svg:font-family="'DejaVu Sans'" style:font-pitch="variable"/>
    <style:font-face style:name="Zurich" svg:font-family="Zurich" style:font-pitch="variable"/>
    <style:font-face style:name="ZurichBTExtraCondensed" svg:font-family="ZurichBTExtraCondensed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Cyberbit" svg:font-family="'Bitstream Cyberbit'" style:font-family-generic="system" style:font-pitch="variable"/>
    <style:font-face style:name="DejaVu Sans2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Bitstream Cyberbit" style:font-family-asian="'Bitstream Cyberbit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5cm" fo:margin-bottom="1.5cm" fo:margin-left="1.5cm" fo:margin-right="1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3-05-21T19:28:28</meta:creation-date>
    <dc:date>2020-01-31T01:28:34.899045175</dc:date>
    <meta:editing-duration>PT58M27S</meta:editing-duration>
    <meta:editing-cycles>17</meta:editing-cycles>
    <meta:generator>LibreOffice/6.3.4.2.0$Linux_X86_64 LibreOffice_project/30$Build-2</meta:generator>
    <meta:document-statistic meta:object-count="96"/>
  </office:meta>
</office:document-meta>
</file>